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MSans10-Oblique" svg:font-family="LMSans10-Oblique" style:font-family-generic="swiss"/>
    <style:font-face style:name="LMSans10-Regular" svg:font-family="LMSans10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MSans10-Regular" fo:font-size="11pt" style:font-name-asian="LMSans10-Regular" style:font-size-asian="11pt" style:font-name-complex="LMSans10-Regular" style:font-size-complex="11pt"/>
    </style:style>
    <style:style style:name="P2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ize="11pt" style:font-size-asian="11pt" style:font-size-complex="11pt"/>
    </style:style>
    <style:style style:name="P8" style:family="paragraph" style:parent-style-name="Standard" style:list-style-name="L4">
      <style:text-properties fo:font-size="11pt" style:font-size-asian="11pt" style:font-size-complex="11pt"/>
    </style:style>
    <style:style style:name="P9" style:family="paragraph" style:parent-style-name="Standard" style:list-style-name="L5">
      <style:text-properties fo:font-size="11pt" style:font-size-asian="11pt" style:font-size-complex="11pt"/>
    </style:style>
    <style:style style:name="P10" style:family="paragraph" style:parent-style-name="Standard" style:list-style-name="L6">
      <style:text-properties fo:font-size="11pt" style:font-size-asian="11pt" style:font-size-complex="11pt"/>
    </style:style>
    <style:style style:name="P11" style:family="paragraph" style:parent-style-name="Standard" style:list-style-name="L7">
      <style:text-properties fo:font-size="11pt" style:font-size-asian="11pt" style:font-size-complex="11pt"/>
    </style:style>
    <style:style style:name="P12" style:family="paragraph" style:parent-style-name="Standard" style:list-style-name="L8">
      <style:text-properties fo:font-size="11pt" style:font-size-asian="11pt" style:font-size-complex="11pt"/>
    </style:style>
    <style:style style:name="P13" style:family="paragraph" style:parent-style-name="Standard" style:list-style-name="L9">
      <style:text-properties fo:font-size="11pt" style:font-size-asian="11pt" style:font-size-complex="11pt"/>
    </style:style>
    <style:style style:name="P14" style:family="paragraph" style:parent-style-name="Standard" style:list-style-name="L10">
      <style:text-properties fo:font-size="11pt" style:font-size-asian="11pt" style:font-size-complex="11pt"/>
    </style:style>
    <style:style style:name="P15" style:family="paragraph" style:parent-style-name="Standard" style:list-style-name="L13">
      <style:text-properties fo:font-size="11pt" style:font-size-asian="11pt" style:font-size-complex="11pt"/>
    </style:style>
    <style:style style:name="P16" style:family="paragraph" style:parent-style-name="Standard" style:list-style-name="L10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list-style-name="L13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list-style-name="L10"/>
    <style:style style:name="P19" style:family="paragraph" style:parent-style-name="Standard" style:list-style-name="L16">
      <style:text-properties fo:font-weight="bold" style:font-weight-asian="bold" style:font-weight-complex="bold"/>
    </style:style>
    <style:style style:name="P20" style:family="paragraph" style:parent-style-name="Standard" style:list-style-name="L11"/>
    <style:style style:name="P21" style:family="paragraph" style:parent-style-name="Standard" style:list-style-name="L12"/>
    <style:style style:name="P22" style:family="paragraph" style:parent-style-name="Standard" style:list-style-name="L13"/>
    <style:style style:name="P23" style:family="paragraph" style:parent-style-name="Standard" style:list-style-name="L14"/>
    <style:style style:name="P24" style:family="paragraph" style:parent-style-name="Standard" style:list-style-name="L15"/>
    <style:style style:name="P25" style:family="paragraph" style:parent-style-name="Standard" style:list-style-name="L16"/>
    <style:style style:name="P26" style:family="paragraph" style:parent-style-name="Standard" style:list-style-name="L17"/>
    <style:style style:name="T1" style:family="text">
      <style:text-properties style:font-name="LMSans10-Oblique" fo:font-style="italic" style:font-name-asian="LMSans10-Oblique" style:font-style-asian="italic" style:font-name-complex="LMSans10-Oblique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6cm" fo:text-indent="-0.635cm" fo:margin-left="3.1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61cm" fo:text-indent="-0.635cm" fo:margin-left="3.7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6cm" fo:text-indent="-0.635cm" fo:margin-left="4.3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1cm" fo:text-indent="-0.635cm" fo:margin-left="5.0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6cm" fo:text-indent="-0.635cm" fo:margin-left="5.6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635cm" fo:margin-left="6.3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635cm" fo:margin-left="6.9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1cm" fo:text-indent="-0.635cm" fo:margin-left="7.5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6cm" fo:text-indent="-0.635cm" fo:margin-left="8.2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1cm" fo:text-indent="-0.635cm" fo:margin-left="8.841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es obsahuje:</text:p>
      <text:list xml:id="list2739226158446467341" text:style-name="L1">
        <text:list-item>
          <text:p text:style-name="P4">čítač instrukcí</text:p>
        </text:list-item>
        <text:list-item>
          <text:p text:style-name="P4">zásobník</text:p>
        </text:list-item>
        <text:list-item>
          <text:p text:style-name="P4">datovou sekci</text:p>
        </text:list-item>
        <text:list-item>
          <text:p text:style-name="P4">program</text:p>
        </text:list-item>
        <text:list-item>
          <text:p text:style-name="P4"/>
        </text:list-item>
        <text:list-item>
          <text:p text:style-name="P4">kontext – stav procesoru definovaný registry a obsahem paměti</text:p>
        </text:list-item>
        <text:list-item>
          <text:p text:style-name="P4">Vlastníka a práva (permissions) – určuje kdo ho spusil, a jaké oprávnění má (co může spouštět a pod)</text:p>
        </text:list-item>
        <text:list-item>
          <text:p text:style-name="P4">obsah zásobníku</text:p>
        </text:list-item>
        <text:list-item>
          <text:p text:style-name="P4">Procesy jsou řízeny operačním systémem</text:p>
        </text:list-item>
      </text:list>
      <text:p text:style-name="Standard"/>
      <text:p text:style-name="Standard"/>
      <text:p text:style-name="Standard"/>
      <text:p text:style-name="Standard">Proces:</text:p>
      <text:p text:style-name="P1">Instance bežícího programu – objekt pracující podle kódu programu, má vlastní adresní pametový prostor, využívá prostredky jádra a komunikuje s ostatními procesy.</text:p>
      <text:p text:style-name="Standard"/>
      <text:p text:style-name="Standard">V UNIXU:</text:p>
      <text:list xml:id="list3167862359404137167" text:style-name="L2">
        <text:list-item>
          <text:p text:style-name="P5">jednoznacná identifikace procesu pomocí <text:span text:style-name="T1">process id </text:span>(PID)</text:p>
        </text:list-item>
        <text:list-item>
          <text:p text:style-name="P5">každý proces má svého rodice</text:p>
          <text:list>
            <text:list-item>
              <text:p text:style-name="P5"><text:span text:style-name="T2">výjimkou je pouze proces </text:span><text:span text:style-name="T3">init</text:span></text:p>
            </text:list-item>
            <text:list-item>
              <text:p text:style-name="P5"><text:span text:style-name="T2">struktura procesu má podobu stromu s kořenem v podobe procesu </text:span><text:span text:style-name="T3">init</text:span></text:p>
            </text:list-item>
          </text:list>
        </text:list-item>
      </text:list>
      <text:p text:style-name="P2"/>
      <text:p text:style-name="P3">Meziprocesová komunikace</text:p>
      <text:list xml:id="list4160089719518509331" text:style-name="L3">
        <text:list-item>
          <text:p text:style-name="P7">Roury </text:p>
          <text:list>
            <text:list-item>
              <text:p text:style-name="P7">anonymní, nebo pojmenované (Linux)</text:p>
            </text:list-item>
            <text:list-item>
              <text:p text:style-name="P7">jednosměrný proud bajtů mezi dvěma konci</text:p>
            </text:list-item>
            <text:list-item>
              <text:p text:style-name="P7">anonymní roury jsou určeny pouzepro přúbuzné procesy</text:p>
            </text:list-item>
          </text:list>
        </text:list-item>
        <text:list-item>
          <text:p text:style-name="P7">D-bus (unix)</text:p>
          <text:list>
            <text:list-item>
              <text:p text:style-name="P7">kounikace pomocí zasílání zpráv</text:p>
            </text:list-item>
          </text:list>
        </text:list-item>
        <text:list-item>
          <text:p text:style-name="P7">Sdílená paměť</text:p>
          <text:list>
            <text:list-item>
              <text:p text:style-name="P7">Jeden proces alokuje paměť ostatní k ní už pouze přistupují</text:p>
            </text:list-item>
            <text:list-item>
              <text:p text:style-name="P6"><text:span text:style-name="T2">o </text:span><text:span text:style-name="T4">synchronizaci</text:span><text:span text:style-name="T2"> se starají </text:span><text:span text:style-name="T4">procesy</text:span><text:span text:style-name="T2">!!!</text:span></text:p>
            </text:list-item>
            <text:list-item>
              <text:p text:style-name="P7">Princip (Linux):</text:p>
            </text:list-item>
          </text:list>
        </text:list-item>
      </text:list>
      <text:list xml:id="list7737440743252765187" text:style-name="L4">
        <text:list-item>
          <text:p text:style-name="P8">jeden z procesu alokuje segment pameti požadované velikosti pro konkrétní klíc</text:p>
        </text:list-item>
        <text:list-item>
          <text:p text:style-name="P8">ostatní procesy se k alokovanému segmentu pripojují – musí znát identifikátor segmentu, který získají bud predáním ID nebo pomocí klíce a shmget()</text:p>
        </text:list-item>
        <text:list-item>
          <text:p text:style-name="P8">po skoncení práce se všechny procesy odpojí od alokovaného segmentu</text:p>
        </text:list-item>
        <text:list-item>
          <text:p text:style-name="P8">jeden z procesu pamet nakonec dealokuje</text:p>
        </text:list-item>
      </text:list>
      <text:list xml:id="list33729494" text:continue-list="list4160089719518509331" text:style-name="L3">
        <text:list-item>
          <text:p text:style-name="P7">Sockety – síťová komunikace</text:p>
        </text:list-item>
        <text:list-item>
          <text:p text:style-name="P7">dočasné soubory</text:p>
        </text:list-item>
        <text:list-item>
          <text:p text:style-name="P7"/>
        </text:list-item>
      </text:list>
      <text:p text:style-name="P3"/>
      <text:p text:style-name="P3"/>
      <text:p text:style-name="P3">Vlákna</text:p>
      <text:list xml:id="list1931479596728396099" text:style-name="L5">
        <text:list-item>
          <text:p text:style-name="P9">Objekt pracující podle kódu programu, který je ale soucástí procesu a sdílí jeho prostredky s ostatními vlákny procesu.</text:p>
        </text:list-item>
      </text:list>
      <text:list xml:id="list1449726732959899593" text:style-name="L6">
        <text:list-item>
          <text:p text:style-name="P10">Z hlediska jádra je duležitý pojem úloha - pro ni se plánuje cas CPU - úlohou je každé vlákno procesu (mapování 1:1) a každý proces má alespon jedno vlákno.</text:p>
        </text:list-item>
        <text:list-item>
          <text:p text:style-name="P10">Vlákno je abstrakcí toku výpoctu – aktivity procesu. Jde o samostatne proveditelný tok instrukcí, který lze využít ke strukturování programu.</text:p>
        </text:list-item>
        <text:list-item>
          <text:p text:style-name="P10">Co se životního cyklu týce, jsou na tom vlákna stejne jako procesy.</text:p>
        </text:list-item>
        <text:list-item>
          <text:p text:style-name="P10"><text:soft-page-break/>Z pohledu programátora jde o funkci, která beží samostatne v rámci procesu. Tyto funkce beží v rámci programu soubežne.</text:p>
        </text:list-item>
      </text:list>
      <text:p text:style-name="P3">Vlákna jako nástroj pro</text:p>
      <text:list xml:id="list7959448526667918974" text:style-name="L7">
        <text:list-item>
          <text:p text:style-name="P11">load balancing</text:p>
        </text:list-item>
        <text:list-item>
          <text:p text:style-name="P11">rozdelení problému a urychlení výpoctu</text:p>
        </text:list-item>
        <text:list-item>
          <text:p text:style-name="P11">komunikace (interakce s uživatelem)</text:p>
        </text:list-item>
        <text:list-item>
          <text:p text:style-name="P11">pokracování práce behem potenciálne velmi dlouhého</text:p>
        </text:list-item>
        <text:list-item>
          <text:p text:style-name="P11">blokování procesu (napr. IO)</text:p>
        </text:list-item>
        <text:list-item>
          <text:p text:style-name="P11">potreba synchronne reagovat na typicky asynchronni podnety</text:p>
        </text:list-item>
      </text:list>
      <text:p text:style-name="P3">V rámci procesu vlákna sdílí</text:p>
      <text:list xml:id="list995485140734732455" text:style-name="L8">
        <text:list-item>
          <text:p text:style-name="P12">kontext pameti</text:p>
        </text:list-item>
        <text:list-item>
          <text:p text:style-name="P12">kontext prostredí</text:p>
        </text:list-item>
        <text:list-item>
          <text:p text:style-name="P12">otevrené soubory</text:p>
        </text:list-item>
        <text:list-item>
          <text:p text:style-name="P12">! nutnost synchronizace prístupu ke zdrojum (príští téma)</text:p>
        </text:list-item>
      </text:list>
      <text:p text:style-name="P3">Naopak vlákna v rámci procesu nesdílí</text:p>
      <text:list xml:id="list3233060112555805601" text:style-name="L9">
        <text:list-item>
          <text:p text:style-name="P13">kontext procesoru (CPU se prideluje vláknum)</text:p>
        </text:list-item>
        <text:list-item>
          <text:p text:style-name="P13">zásobník</text:p>
        </text:list-item>
        <text:list-item>
          <text:p text:style-name="P13">signály</text:p>
        </text:list-item>
        <text:list-item>
          <text:p text:style-name="P13">lokální data</text:p>
        </text:list-item>
      </text:list>
      <text:p text:style-name="P3"/>
      <text:p text:style-name="P3">MAPOVÁNÍ VLÁKEN na systémové prostředky</text:p>
      <text:list xml:id="list3762715596430472658" text:style-name="L10">
        <text:list-item>
          <text:p text:style-name="P16">User-LevelThreads(ULT)</text:p>
          <text:list>
            <text:list-item>
              <text:p text:style-name="P14">Jádro o jejich existenci neví (manipuluje s celými procesy) – správa úrovni uživatelského / aplikačního programu</text:p>
              <text:list>
                <text:list-item>
                  <text:p text:style-name="P14">přepojování mezi vlákny nepožaduje prováděnífunkcí jádra</text:p>
                </text:list-item>
                <text:list-item>
                  <text:p text:style-name="P14">nepřepíná se ani kontext procesu ani režim procesoru</text:p>
                </text:list-item>
                <text:list-item>
                  <text:p text:style-name="P14">ULT potřebují uživatelskou knihovnu (ke slinkovaní s aplikací)</text:p>
                </text:list-item>
              </text:list>
            </text:list-item>
            <text:list-item>
              <text:p text:style-name="P14">Výhody</text:p>
              <text:list>
                <text:list-item>
                  <text:p text:style-name="P14">přepínání mezi vlákny nepožaduje prováděníjádra (tj.vyššírychlost) - nepřepínáse ani kontext ani režim procesoru</text:p>
                </text:list-item>
                <text:list-item>
                  <text:p text:style-name="P14">plánováníje specificképro konkrétní aplikaci - (aplikace si vama pro sebe volí nejvhodnější algoritmus)</text:p>
                </text:list-item>
                <text:list-item>
                  <text:p text:style-name="P14">ULT mohou běžet pod kterýmkoliv OS (není vyžadována podpora jádra OS)</text:p>
                </text:list-item>
              </text:list>
            </text:list-item>
            <text:list-item>
              <text:p text:style-name="P14">Nevýhody</text:p>
              <text:list>
                <text:list-item>
                  <text:p text:style-name="P18"><text:span text:style-name="T2">většina voláníslužeb OS způsobí </text:span><text:span text:style-name="T4">blokování</text:span><text:span text:style-name="T2"> </text:span><text:span text:style-name="T4">celého</text:span><text:span text:style-name="T2"> </text:span><text:span text:style-name="T4">procesu</text:span><text:span text:style-name="T2"> (tj. všech vláken procesu)</text:span></text:p>
                </text:list-item>
                <text:list-item>
                  <text:p text:style-name="P14">jádro může přidělovat procesor pouze procesům, dvěvlákna stejného procesu nemohou běžet na dvou procesorech</text:p>
                </text:list-item>
              </text:list>
              <text:p text:style-name="P14"/>
            </text:list-item>
          </text:list>
        </text:list-item>
        <text:list-item>
          <text:p text:style-name="P16">Kernel-LevelThreads(KLT)</text:p>
          <text:list>
            <text:list-item>
              <text:p text:style-name="P14">Výhody</text:p>
              <text:list>
                <text:list-item>
                  <text:p text:style-name="P14">jádro může současněplánovat běh více vákenstejného procesu na více procesorech</text:p>
                </text:list-item>
                <text:list-item>
                  <text:p text:style-name="P14">k blokovánídocházína úrovni vlákna (neníblokován celý proces)</text:p>
                </text:list-item>
                <text:list-item>
                  <text:p text:style-name="P14">I programy jádra mohou mít multivláknovýcharakter</text:p>
                </text:list-item>
              </text:list>
            </text:list-item>
            <text:list-item>
              <text:p text:style-name="P14">Nevýhody</text:p>
              <text:list>
                <text:list-item>
                  <text:p text:style-name="P14">přepojovánímezi vlákny stejného procesu zprostředkovává jádro (tj. pomaleji)</text:p>
                </text:list-item>
                <text:list-item>
                  <text:p text:style-name="P14">při přepnutívlákna se 2x přepíná režim procesoru (tj. režie navíc)</text:p>
                  <text:p text:style-name="P14"/>
                </text:list-item>
              </text:list>
            </text:list-item>
          </text:list>
        </text:list-item>
        <text:list-item>
          <text:p text:style-name="P16">Kombinace ULT/KLT</text:p>
          <text:list>
            <text:list-item>
              <text:p text:style-name="P14">Vlákna se vytvářejí v uživatelském prostoru</text:p>
            </text:list-item>
            <text:list-item>
              <text:p text:style-name="P14">Většina plánovánía synchronizace se dělá v uživatelském prostoru</text:p>
            </text:list-item>
            <text:list-item>
              <text:p text:style-name="P14">Programátor může nastavit počet vláken na úrovni jádra</text:p>
            </text:list-item>
            <text:list-item>
              <text:p text:style-name="P14">Lze kombinovat přínosy oboru přístupů</text:p>
            </text:list-item>
            <text:list-item>
              <text:p text:style-name="P14">Modely:</text:p>
              <text:list>
                <text:list-item>
                  <text:p text:style-name="P14"><text:soft-page-break/>n : 1</text:p>
                  <text:list>
                    <text:list-item>
                      <text:p text:style-name="P14">více ULT se zobrazuje do 1 KLT</text:p>
                    </text:list-item>
                    <text:list-item>
                      <text:p text:style-name="P14">používá se na systémech, které nepodporujíKLT</text:p>
                    </text:list-item>
                  </text:list>
                </text:list-item>
                <text:list-item>
                  <text:p text:style-name="P14">1 : 1</text:p>
                  <text:list>
                    <text:list-item>
                      <text:p text:style-name="P14">každý ULT se zobrazuje do 1 KLT (Windows 95/98/NT/2000/XP, OS/2)</text:p>
                    </text:list-item>
                  </text:list>
                </text:list-item>
                <text:list-item>
                  <text:p text:style-name="P14">n : m</text:p>
                  <text:list>
                    <text:list-item>
                      <text:p text:style-name="P14">více ULT se může zobrazovat do více KLT (Solaris2, Windows NT/2000 sThreadFiberpackage)</text:p>
                    </text:list-item>
                    <text:list-item>
                      <text:p text:style-name="P14">OS může vytvořit dostatečný počet KLT</text:p>
                      <text:p text:style-name="P14"/>
                    </text:list-item>
                  </text:list>
                </text:list-item>
              </text:list>
            </text:list-item>
          </text:list>
        </text:list-item>
        <text:list-item>
          <text:p text:style-name="P14">ss</text:p>
        </text:list-item>
      </text:list>
      <text:p text:style-name="P3"/>
      <text:p text:style-name="Standard">3 podmínky rešení problému KS</text:p>
      <text:list xml:id="list5328105959366784700" text:style-name="L11">
        <text:list-item>
          <text:p text:style-name="P20">vzájemné vyloucení</text:p>
        </text:list-item>
        <text:list-item>
          <text:p text:style-name="P20">vyloucení uváznutí (deadlock)</text:p>
        </text:list-item>
        <text:list-item>
          <text:p text:style-name="P20">vyloucení stárnutí (konecné cekáná na vstup do KS)</text:p>
        </text:list-item>
      </text:list>
      <text:p text:style-name="Standard">Algoritmy vzájemného vyloucení</text:p>
      <text:list xml:id="list73991006492188081" text:style-name="L12">
        <text:list-item>
          <text:p text:style-name="P21">Dekker</text:p>
        </text:list-item>
        <text:list-item>
          <text:p text:style-name="P21">Peterson</text:p>
        </text:list-item>
      </text:list>
      <text:p text:style-name="P3"/>
      <text:p text:style-name="P3">Vzájemné vyloučení:</text:p>
      <text:list xml:id="list2242835543560274887" text:style-name="L13">
        <text:list-item>
          <text:p text:style-name="P17">Mutexy</text:p>
          <text:list>
            <text:list-item>
              <text:p text:style-name="P15">binární – odemčeno, začeno. Zamknout mutex muže pouze 1 vlákno další vlákna pak pri pokusu o zamcení cekájí na odemcení (blokující, neblokující)</text:p>
            </text:list-item>
            <text:list-item>
              <text:p text:style-name="P15">spinlock – aktivní čekání</text:p>
            </text:list-item>
            <text:list-item>
              <text:p text:style-name="P15">vhodné mít zámky podle typu operace (čtení, zápis)</text:p>
            </text:list-item>
            <text:list-item>
              <text:p text:style-name="P15">Atomicita zamykání mutexu je garantována jádrem</text:p>
            </text:list-item>
          </text:list>
        </text:list-item>
        <text:list-item>
          <text:p text:style-name="P17">semafory</text:p>
          <text:list>
            <text:list-item>
              <text:p text:style-name="P15">čítač, jádro kontroluje atomicitu operace</text:p>
            </text:list-item>
            <text:list-item>
              <text:p text:style-name="P15">lze použít <text:s/>i pro synchronizaci procesů – pojmenované semafory</text:p>
            </text:list-item>
            <text:list-item>
              <text:p text:style-name="P15">úlohy typu Producent-Konzument</text:p>
            </text:list-item>
          </text:list>
        </text:list-item>
        <text:list-item>
          <text:p text:style-name="P17">bariéra</text:p>
          <text:list>
            <text:list-item>
              <text:p text:style-name="P22">Zarážka – synchronizace vláken na konkrétní místo v programu.</text:p>
            </text:list-item>
            <text:list-item>
              <text:p text:style-name="P22">Dokud se na bariére nezastaví specifikovaný pocet vláken, jsou všechny blokovány, následne jsou všechny najednou probuzeny</text:p>
            </text:list-item>
          </text:list>
        </text:list-item>
        <text:list-item>
          <text:p text:style-name="P15"><text:span text:style-name="T5">podmínkvá</text:span> proměnná</text:p>
          <text:list>
            <text:list-item>
              <text:p text:style-name="P15">Obdoba bariéry, ale neceká se na urcitý pocet cekajících<text:tab/> vláken, ale na splnení podmínky.</text:p>
            </text:list-item>
            <text:list-item>
              <text:p text:style-name="P15">Pri splnení podmínky mohou být spušteny všechny vlákna, nebo jen jedno.</text:p>
            </text:list-item>
            <text:list-item>
              <text:p text:style-name="P15">Využívá pomocný mutex</text:p>
            </text:list-item>
            <text:list-item>
              <text:p text:style-name="P15">odstaňuje bussy-waiting (spinlock)</text:p>
            </text:list-item>
          </text:list>
        </text:list-item>
        <text:list-item>
          <text:p text:style-name="P15"/>
        </text:list-item>
      </text:list>
      <text:p text:style-name="P3"/>
      <text:p text:style-name="P3"/>
      <text:p text:style-name="Standard">Paralelismus v kontextu procesů:</text:p>
      <text:list xml:id="list4187206249111005516" text:style-name="L14">
        <text:list-item>
          <text:p text:style-name="P23">hrubý – procesy, více samostatných procesů nebo více instancí stejného programu (například provádějící různé části jednoho programu) využívá se funkce FORK()</text:p>
        </text:list-item>
        <text:list-item>
          <text:p text:style-name="P23">jemý – vlákna</text:p>
        </text:list-item>
      </text:list>
      <text:p text:style-name="Standard"/>
      <text:p text:style-name="Standard"/>
      <text:p text:style-name="Standard">Plánování:</text:p>
      <text:list xml:id="list8870938031598525946" text:style-name="L15">
        <text:list-item>
          <text:p text:style-name="P24">Strategický plánovač – rozhoduje které procesy zavést do paměti a spustit (můžeou být i dávkové úlohy), nemusí být extra rychlý a je spouštěn realivně málo)</text:p>
        </text:list-item>
        <text:list-item>
          <text:p text:style-name="P24"><text:soft-page-break/>krátkodobý plánovač – vybírá z úloh ve stavu "ready", kterou hodí na procesor</text:p>
        </text:list-item>
        <text:list-item>
          <text:p text:style-name="P24">střednědobý plánvač – rozhoduje, které procesy odswapovat a které ze swapu nahrát do paměti</text:p>
        </text:list-item>
      </text:list>
      <text:p text:style-name="Standard"/>
      <text:p text:style-name="Standard">Vlánka vs. Procesy</text:p>
      <text:list xml:id="list2179330817822847767" text:style-name="L16">
        <text:list-item>
          <text:p text:style-name="P25">Model</text:p>
          <text:list>
            <text:list-item>
              <text:p text:style-name="P25">jen procesy (ne vlákna)</text:p>
              <text:list>
                <text:list-item>
                  <text:p text:style-name="P25">proces: jednotka plánování činnosti i jednotka vlastnící prostředky</text:p>
                </text:list-item>
              </text:list>
            </text:list-item>
            <text:list-item>
              <text:p text:style-name="P25">procesy a vlákna</text:p>
              <text:list>
                <text:list-item>
                  <text:p text:style-name="P19">proces: <text:span text:style-name="T6">jednotka</text:span> vlastnící zdroje</text:p>
                </text:list-item>
                <text:list-item>
                  <text:p text:style-name="P19">vlákno: <text:span text:style-name="T6">jednotka</text:span> plánování činnosti</text:p>
                </text:list-item>
              </text:list>
            </text:list-item>
          </text:list>
        </text:list-item>
        <text:list-item>
          <text:p text:style-name="P25">vlákan jsou "lightweight procesy"</text:p>
        </text:list-item>
        <text:list-item>
          <text:p text:style-name="P25"/>
        </text:list-item>
        <text:list-item>
          <text:p text:style-name="P25">vytvoření <text:span text:style-name="T5">procesu</text:span> je poměrně náročná a zdlouhavá záležitost – je nutné vytvořit nový proces, alokovat paměťa zdroje, překopírovat paměť (možnost provést fork – pouze pro čtení a kopírovat paměť až v případě zápisu – každopádně drahá záležitost)</text:p>
        </text:list-item>
        <text:list-item>
          <text:p text:style-name="P25">režije spojená s přepínáím procesu je poměrně velká, musí se přepnout kontext, uložit zásobník, paměť deskriptory</text:p>
        </text:list-item>
        <text:list-item>
          <text:p text:style-name="P25">sdílení zdrojů obecně není podporováno a záleží na systému i tak je to ale celkem drahý a komplikovaný proces</text:p>
        </text:list-item>
        <text:list-item>
          <text:p text:style-name="P25"/>
        </text:list-item>
        <text:list-item>
          <text:p text:style-name="P25">Vytvoření <text:span text:style-name="T5">vlánka</text:span> je jednoduchý a rychlý proces díky sdílení zdrojů</text:p>
        </text:list-item>
        <text:list-item>
          <text:p text:style-name="P25">Přepnutí vlákna je rychlé, protože sdílí většinu zdrojů</text:p>
        </text:list-item>
        <text:list-item>
          <text:p text:style-name="P25">dnešní procesory mají přímou podporu vláken což ještě více urychluje vytváření a přepínání vláken</text:p>
        </text:list-item>
        <text:list-item>
          <text:p text:style-name="P25">když vlákno čekána ukončeníI/O operace, může běžet jiné vlákno téhož procesu, anižby se přepínalo mezi procesy (cožje časověnáročné)</text:p>
        </text:list-item>
        <text:list-item>
          <text:p text:style-name="P25">Díky sdílení paměti a zdrojů možnost komunikace bez potřeby volání služeb jádra OS -&gt; podstatně rychlejší</text:p>
        </text:list-item>
      </text:list>
      <text:p text:style-name="Standard"/>
      <text:p text:style-name="Standard">Strategie řešení deadlocku (skripta PB006 uplne na konci)</text:p>
      <text:list xml:id="list2542454924150438842" text:style-name="L17">
        <text:list-item>
          <text:p text:style-name="P26">Neřešení – ignorování až do zamrznutí OS</text:p>
        </text:list-item>
        <text:list-item>
          <text:p text:style-name="P26">Detekce a zotavení – rozpoznání, že došlo k DL a "zabití" (restarotvání) procesu</text:p>
        </text:list-item>
        <text:list-item>
          <text:p text:style-name="P26">Prevence (zrušením podmínky)</text:p>
          <text:list>
            <text:list-item>
              <text:p text:style-name="P26"><text:s/>Wait &amp; Hold (process drží zdroje a zároveň čeká) – vyžaduje se aby proces požádal o všechny prostředky naráz (tz pokud musí čekat, uvolní všechny držené zdroje) -&gt; plýtvání prostředky</text:p>
            </text:list-item>
            <text:list-item>
              <text:p text:style-name="P26">Cyklické čekání ( případ W&amp;H kde dva procesy se vzájemně blokují) – na prostředcích je zavedeno uspořádání a jsou vyžadvány v tomto pořadí</text:p>
            </text:list-item>
          </text:list>
        </text:list-item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LMSans10-Oblique" svg:font-family="LMSans10-Oblique" style:font-family-generic="swiss"/>
    <style:font-face style:name="LMSans10-Regular" svg:font-family="LMSans10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42M59S</meta:editing-duration>
    <meta:editing-cycles>29</meta:editing-cycles>
    <meta:generator>OpenOffice/4.0.1$Win32 OpenOffice.org_project/401m5$Build-9714</meta:generator>
    <dc:date>2014-06-15T13:56:24.67</dc:date>
    <dc:creator>Martin </dc:creator>
    <meta:document-statistic meta:table-count="0" meta:image-count="0" meta:object-count="0" meta:page-count="4" meta:paragraph-count="146" meta:word-count="1200" meta:character-count="7493"/>
    <meta:user-defined meta:name="Info 1"/>
    <meta:user-defined meta:name="Info 2"/>
    <meta:user-defined meta:name="Info 3"/>
    <meta:user-defined meta:name="Info 4"/>
  </office:meta>
</office:document-meta>
</file>